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rial" fo:font-size="14pt" fo:font-weight="bold" officeooo:rsid="000f51bf" officeooo:paragraph-rsid="0001fdb0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style:font-name="arial" fo:font-size="10pt" officeooo:paragraph-rsid="0001fdb0" style:font-size-asian="10pt"/>
    </style:style>
    <style:style style:name="P3" style:family="paragraph" style:parent-style-name="Standard">
      <style:text-properties fo:color="#000000" style:font-name="arial" fo:font-size="12pt" officeooo:rsid="000f51bf" officeooo:paragraph-rsid="0001fdb0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bold" officeooo:paragraph-rsid="0001fdb0" style:font-size-asian="10pt" style:font-weight-asian="bold" style:font-weight-complex="bold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weight="bold" officeooo:paragraph-rsid="0001fdb0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2pt" style:font-size-asian="12pt" style:font-size-complex="12pt"/>
    </style:style>
    <style:style style:name="P8" style:family="paragraph" style:parent-style-name="Standard">
      <style:text-properties fo:color="#000000" style:font-name="arial" fo:font-size="12pt" style:font-size-asian="12pt" style:font-size-complex="12pt"/>
    </style:style>
    <style:style style:name="P9" style:family="paragraph" style:parent-style-name="Standard">
      <style:text-properties fo:color="#228b22" style:font-name="arial" fo:font-size="12pt" style:font-size-asian="12pt" style:font-size-complex="12pt"/>
    </style:style>
    <style:style style:name="P10" style:family="paragraph" style:parent-style-name="Standard">
      <style:text-properties fo:color="#0000ff" style:font-name="arial" fo:font-size="12pt" style:font-size-asian="12pt" style:font-size-complex="12pt"/>
    </style:style>
    <style:style style:name="P11" style:family="paragraph" style:parent-style-name="Standard">
      <style:text-properties style:font-name="arial" fo:font-size="12p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000000" style:font-name="lucidatypewriter"/>
    </style:style>
    <style:style style:name="T4" style:family="text">
      <style:text-properties fo:color="#000000" officeooo:rsid="000f51bf"/>
    </style:style>
    <style:style style:name="T5" style:family="text">
      <style:text-properties fo:color="#000000" officeooo:rsid="0001fdb0"/>
    </style:style>
    <style:style style:name="T6" style:family="text">
      <style:text-properties fo:color="#000000"/>
    </style:style>
    <style:style style:name="T7" style:family="text">
      <style:text-properties fo:color="#a020f0"/>
    </style:style>
    <style:style style:name="T8" style:family="text">
      <style:text-properties fo:color="#a020f0" style:font-name="lucidatypewriter" fo:font-size="10pt" style:font-size-asian="10pt"/>
    </style:style>
    <style:style style:name="T9" style:family="text">
      <style:text-properties fo:color="#a020f0" style:font-name="lucidatypewriter"/>
    </style:style>
    <style:style style:name="T10" style:family="text">
      <style:text-properties fo:color="#a020f0"/>
    </style:style>
    <style:style style:name="T11" style:family="text">
      <style:text-properties fo:color="#0000ff"/>
    </style:style>
    <style:style style:name="T12" style:family="text">
      <style:text-properties fo:color="#0000ff" style:font-name="lucidatypewriter" fo:font-size="10pt" style:font-size-asian="10pt"/>
    </style:style>
    <style:style style:name="T13" style:family="text">
      <style:text-properties fo:color="#0000ff" style:font-name="lucidatypewriter"/>
    </style:style>
    <style:style style:name="T14" style:family="text">
      <style:text-properties fo:color="#0000ff"/>
    </style:style>
    <style:style style:name="T15" style:family="text">
      <style:text-properties fo:color="#228b22"/>
    </style:style>
    <style:style style:name="T16" style:family="text">
      <style:text-properties fo:color="#228b22" style:font-name="lucidatypewriter" fo:font-size="10pt" style:font-size-asian="10pt"/>
    </style:style>
    <style:style style:name="T17" style:family="text">
      <style:text-properties fo:color="#228b22" style:font-name="lucidatypewriter"/>
    </style:style>
    <style:style style:name="T18" style:family="text">
      <style:text-properties fo:color="#228b22"/>
    </style:style>
    <style:style style:name="T19" style:family="text">
      <style:text-properties fo:font-variant="normal" fo:text-transform="none" fo:color="#000000" fo:letter-spacing="normal" fo:font-style="normal" officeooo:rsid="000f51bf"/>
    </style:style>
    <style:style style:name="T20" style:family="text">
      <style:text-properties officeooo:rsid="0001fd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2</text:p>
      <text:p text:style-name="P1"/>
      <text:p text:style-name="P1"/>
      <text:p text:style-name="P6"><text:span text:style-name="T4">Problem </text:span><text:span text:style-name="T5">4</text:span><text:span text:style-name="T4">: </text:span><text:span text:style-name="T19">Two-layer perceptron</text:span></text:p>
      <text:p text:style-name="P4"/>
      <text:p text:style-name="P2"/>
      <text:p text:style-name="P3">For the <text:span text:style-name="T20">last </text:span>problem I wrote the following programm in MATLAB:</text:p>
      <text:p text:style-name="P5"/>
      <text:p text:style-name="P7"><text:span text:style-name="T1">trainingSet = csvread(</text:span><text:span text:style-name="T7">'training_set.csv'</text:span><text:span text:style-name="T1">);</text:span></text:p>
      <text:p text:style-name="P7"><text:span text:style-name="T1">trainingTargets = trainingSet(:, 3);</text:span></text:p>
      <text:p text:style-name="P7"><text:span text:style-name="T1">trainingSet(:, 3) = [];</text:span></text:p>
      <text:p text:style-name="P7"><text:span text:style-name="T1">validationSet = csvread(</text:span><text:span text:style-name="T7">'validation_set.csv'</text:span><text:span text:style-name="T1">);</text:span></text:p>
      <text:p text:style-name="P7"><text:span text:style-name="T1">validationTargets = validationSet(:, 3);</text:span></text:p>
      <text:p text:style-name="P7"><text:span text:style-name="T1">validationSet(:, 3) = [];</text:span></text:p>
      <text:p text:style-name="P7"><text:span text:style-name="T1">trainingSetSize = size(trainingSet,1);</text:span></text:p>
      <text:p text:style-name="P7"><text:span text:style-name="T1">pVal = size(validationSet,1);</text:span></text:p>
      <text:p text:style-name="P7"><text:span text:style-name="T1">learningRate = 0.02;</text:span></text:p>
      <text:p text:style-name="P7"><text:span text:style-name="T1">epochs = 10^2;</text:span></text:p>
      <text:p text:style-name="P7"><text:span text:style-name="T1">iterations = 10^5;</text:span></text:p>
      <text:p text:style-name="P7"><text:span text:style-name="T1">M1 = 8;</text:span></text:p>
      <text:p text:style-name="P7"><text:span text:style-name="T1">M2 = 4;</text:span></text:p>
      <text:p text:style-name="P7"><text:span text:style-name="T1"><text:s/></text:span></text:p>
      <text:p text:style-name="P7"><text:span text:style-name="T1">threshold1 = zeros(M1, 1);</text:span></text:p>
      <text:p text:style-name="P7"><text:span text:style-name="T1">threshold2 = zeros(M2, 1);</text:span></text:p>
      <text:p text:style-name="P7"><text:span text:style-name="T1">threshold3 = 0;</text:span></text:p>
      <text:p text:style-name="P7"><text:span text:style-name="T1"><text:s/></text:span></text:p>
      <text:p text:style-name="P7"><text:span text:style-name="T1">w1 = 0.4*rand(M1, 2)-0.2;</text:span></text:p>
      <text:p text:style-name="P7"><text:span text:style-name="T1">w2 = 0.4*rand(M2, M1)-0.2;</text:span></text:p>
      <text:p text:style-name="P7"><text:span text:style-name="T1">w3 = 0.4*rand(M2, 1)-0.2;</text:span></text:p>
      <text:p text:style-name="P7"><text:span text:style-name="T1"><text:s/></text:span></text:p>
      <text:p text:style-name="P7"><text:span text:style-name="T1">b1 = zeros(M1, 1);</text:span></text:p>
      <text:p text:style-name="P7"><text:span text:style-name="T1">b2 = zeros(M2, 1);</text:span></text:p>
      <text:p text:style-name="P7"><text:span text:style-name="T1">b3 = 0;</text:span></text:p>
      <text:p text:style-name="P7"><text:span text:style-name="T1"><text:s/></text:span></text:p>
      <text:p text:style-name="P7"><text:span text:style-name="T1">V1 = zeros(M1, 1);</text:span></text:p>
      <text:p text:style-name="P7"><text:span text:style-name="T1">V2 = zeros(M2, 1);</text:span></text:p>
      <text:p text:style-name="P7"><text:span text:style-name="T1">O = zeros(trainingSetSize,1);</text:span></text:p>
      <text:p text:style-name="P7"><text:span text:style-name="T1"><text:s/></text:span></text:p>
      <text:p text:style-name="P7"><text:span text:style-name="T11">for</text:span><text:span text:style-name="T1"> ep = 1:epochs</text:span></text:p>
      <text:p text:style-name="P7"><text:span text:style-name="T1"><text:s/></text:span></text:p>
      <text:p text:style-name="P7"><text:span text:style-name="T1"><text:s text:c="2"/></text:span><text:span text:style-name="T11">for</text:span><text:span text:style-name="T1"> i = 1:iterations</text:span></text:p>
      <text:p text:style-name="P7"><text:span text:style-name="T1"><text:s text:c="4"/>mu = randi(trainingSetSize);</text:span></text:p>
      <text:p text:style-name="P7"><text:span text:style-name="T1"><text:s text:c="4"/>wSum1 = 0;</text:span></text:p>
      <text:p text:style-name="P7"><text:span text:style-name="T1"><text:s text:c="4"/>wSum2 = 0;</text:span></text:p>
      <text:p text:style-name="P7"><text:span text:style-name="T1"><text:s text:c="4"/>wSum3 = 0;</text:span></text:p>
      <text:p text:style-name="P7"><text:span text:style-name="T1"><text:s text:c="4"/></text:span></text:p>
      <text:p text:style-name="P7"><text:span text:style-name="T1"><text:s text:c="2"/></text:span><text:span text:style-name="T15">% Forward Propagation using training set</text:span></text:p>
      <text:p text:style-name="P7"><text:span text:style-name="T1"><text:s text:c="2"/></text:span></text:p>
      <text:p text:style-name="P7"><text:span text:style-name="T1"><text:s text:c="4"/></text:span><text:span text:style-name="T11">for</text:span><text:span text:style-name="T1"> j = 1:M1</text:span></text:p>
      <text:p text:style-name="P7"><text:span text:style-name="T1"><text:s text:c="6"/>wSum1 = 0;</text:span></text:p>
      <text:p text:style-name="P7"><text:span text:style-name="T1"><text:s text:c="6"/></text:span><text:span text:style-name="T11">for</text:span><text:span text:style-name="T1"> k = 1:2</text:span></text:p>
      <text:p text:style-name="P7"><text:span text:style-name="T1"><text:s text:c="8"/>wSum1 = wSum1 + w1(j,k)*trainingSet(mu,k);</text:span></text:p>
      <text:p text:style-name="P7"><text:soft-page-break/><text:span text:style-name="T1"><text:s text:c="6"/></text:span><text:span text:style-name="T11">end</text:span></text:p>
      <text:p text:style-name="P7"><text:span text:style-name="T1"><text:s text:c="6"/>b1(j) = wSum1 - threshold1(j);</text:span></text:p>
      <text:p text:style-name="P7"><text:span text:style-name="T1"><text:s text:c="6"/>V1 = tanh(b1);</text:span></text:p>
      <text:p text:style-name="P7"><text:span text:style-name="T1"><text:s text:c="4"/></text:span><text:span text:style-name="T11">end</text:span><text:span text:style-name="T1"> <text:s/></text:span></text:p>
      <text:p text:style-name="P7"><text:span text:style-name="T1"><text:s text:c="2"/></text:span></text:p>
      <text:p text:style-name="P7"><text:span text:style-name="T1"><text:s text:c="4"/></text:span><text:span text:style-name="T11">for</text:span><text:span text:style-name="T1"> l = 1:M2</text:span></text:p>
      <text:p text:style-name="P7"><text:span text:style-name="T1"><text:s text:c="6"/>wSum2 = 0;</text:span></text:p>
      <text:p text:style-name="P7"><text:span text:style-name="T1"><text:s text:c="6"/></text:span><text:span text:style-name="T11">for</text:span><text:span text:style-name="T1"> k = 1:M1</text:span></text:p>
      <text:p text:style-name="P7"><text:span text:style-name="T1"><text:s text:c="8"/>wSum2 = wSum2 + w2(l,k)*V1(k,1);</text:span></text:p>
      <text:p text:style-name="P7"><text:span text:style-name="T1"><text:s text:c="6"/></text:span><text:span text:style-name="T11">end</text:span></text:p>
      <text:p text:style-name="P7"><text:span text:style-name="T1"><text:s text:c="6"/>b2(l) = wSum2 - threshold2(l);</text:span></text:p>
      <text:p text:style-name="P7"><text:span text:style-name="T1"><text:s text:c="6"/>V2 = tanh(b2);</text:span></text:p>
      <text:p text:style-name="P7"><text:span text:style-name="T1"><text:s text:c="4"/></text:span><text:span text:style-name="T11">end</text:span></text:p>
      <text:p text:style-name="P7"><text:span text:style-name="T1"><text:s text:c="2"/></text:span></text:p>
      <text:p text:style-name="P7"><text:span text:style-name="T1"><text:s text:c="4"/></text:span><text:span text:style-name="T11">for</text:span><text:span text:style-name="T1"> m = 1:M2</text:span></text:p>
      <text:p text:style-name="P7"><text:span text:style-name="T1"><text:s text:c="6"/>wSum3 = wSum3 + w3(m,1)*V2(m,1);</text:span></text:p>
      <text:p text:style-name="P7"><text:span text:style-name="T1"><text:s text:c="4"/></text:span><text:span text:style-name="T11">end</text:span></text:p>
      <text:p text:style-name="P7"><text:span text:style-name="T1"><text:s text:c="2"/></text:span></text:p>
      <text:p text:style-name="P7"><text:span text:style-name="T1"><text:s text:c="4"/>b3 = wSum3 - threshold3;</text:span></text:p>
      <text:p text:style-name="P7"><text:span text:style-name="T1"><text:s text:c="4"/>O(mu) = tanh(b3);</text:span></text:p>
      <text:p text:style-name="P7"><text:span text:style-name="T1"><text:s text:c="2"/></text:span></text:p>
      <text:p text:style-name="P7"><text:span text:style-name="T1"><text:s text:c="4"/></text:span><text:span text:style-name="T15">% Backpropagation</text:span></text:p>
      <text:p text:style-name="P7"><text:span text:style-name="T1"><text:s text:c="4"/></text:span></text:p>
      <text:p text:style-name="P7"><text:span text:style-name="T1"><text:s text:c="4"/>delta3 = (trainingTargets(mu)-O(mu))*(1-O(mu)^2);</text:span></text:p>
      <text:p text:style-name="P7"><text:span text:style-name="T1"><text:s text:c="4"/>delta2 = delta3*w3.*(1-V2.^2);</text:span></text:p>
      <text:p text:style-name="P7"><text:span text:style-name="T1"><text:s text:c="4"/>delta1 = transpose(transpose(delta2)*w2).*(1-V1.^2);</text:span></text:p>
      <text:p text:style-name="P7"><text:span text:style-name="T1"><text:s text:c="2"/></text:span></text:p>
      <text:p text:style-name="P7"><text:span text:style-name="T1"><text:s text:c="4"/>wUpdate3 = learningRate*delta3*V2;</text:span></text:p>
      <text:p text:style-name="P7"><text:span text:style-name="T1"><text:s text:c="4"/>thresholdUpdate3 = -learningRate*delta3;</text:span></text:p>
      <text:p text:style-name="P7"><text:span text:style-name="T1"><text:s text:c="4"/>w3 = w3 + wUpdate3;</text:span></text:p>
      <text:p text:style-name="P7"><text:span text:style-name="T1"><text:s text:c="4"/>threshold3 = threshold3 + thresholdUpdate3;</text:span></text:p>
      <text:p text:style-name="P7"><text:span text:style-name="T1"><text:s text:c="2"/></text:span></text:p>
      <text:p text:style-name="P7"><text:span text:style-name="T1"><text:s text:c="4"/>wUpdate2 = learningRate*delta2.*transpose(V1);</text:span></text:p>
      <text:p text:style-name="P7"><text:span text:style-name="T1"><text:s text:c="4"/>thresholdUpdate2 = -learningRate*delta2;</text:span></text:p>
      <text:p text:style-name="P7"><text:span text:style-name="T1"><text:s text:c="4"/>w2 = w2 + wUpdate2;</text:span></text:p>
      <text:p text:style-name="P7"><text:span text:style-name="T1"><text:s text:c="4"/>threshold2 = threshold2 + thresholdUpdate2;</text:span></text:p>
      <text:p text:style-name="P7"><text:span text:style-name="T1"><text:s text:c="2"/></text:span></text:p>
      <text:p text:style-name="P7"><text:span text:style-name="T1"><text:s text:c="4"/>wUpdate1 = learningRate*delta1.*trainingSet(mu,:);</text:span></text:p>
      <text:p text:style-name="P7"><text:span text:style-name="T1"><text:s text:c="4"/>thresholdUpdate1 = -learningRate*delta1;</text:span></text:p>
      <text:p text:style-name="P7"><text:span text:style-name="T1"><text:s text:c="4"/>w1 = w1 + wUpdate1;</text:span></text:p>
      <text:p text:style-name="P7"><text:span text:style-name="T1"><text:s text:c="4"/>threshold1 = threshold1 + thresholdUpdate1;</text:span></text:p>
      <text:p text:style-name="P7"><text:span text:style-name="T1"><text:s text:c="2"/></text:span></text:p>
      <text:p text:style-name="P7"><text:span text:style-name="T1"><text:s text:c="2"/></text:span><text:span text:style-name="T11">end</text:span><text:span text:style-name="T1"> </text:span><text:span text:style-name="T15">% num of iterations</text:span></text:p>
      <text:p text:style-name="P7"><text:span text:style-name="T15"><text:s/></text:span></text:p>
      <text:p text:style-name="P7"><text:span text:style-name="T1"><text:s text:c="2"/></text:span><text:span text:style-name="T15">% Forward propagation using validation set</text:span></text:p>
      <text:p text:style-name="P7"><text:span text:style-name="T1"><text:s text:c="2"/></text:span></text:p>
      <text:p text:style-name="P7"><text:span text:style-name="T1"><text:s text:c="2"/></text:span><text:span text:style-name="T11">for</text:span><text:span text:style-name="T1"> mu = 1:pVal</text:span></text:p>
      <text:p text:style-name="P7"><text:span text:style-name="T1"><text:s text:c="4"/>wSum1 = 0;</text:span></text:p>
      <text:p text:style-name="P7"><text:span text:style-name="T1"><text:s text:c="4"/>wSum2 = 0;</text:span></text:p>
      <text:p text:style-name="P7"><text:span text:style-name="T1"><text:s text:c="4"/>wSum3 = 0;</text:span></text:p>
      <text:p text:style-name="P7"><text:span text:style-name="T1"><text:s text:c="2"/></text:span></text:p>
      <text:p text:style-name="P7"><text:span text:style-name="T1"><text:s text:c="4"/></text:span><text:span text:style-name="T11">for</text:span><text:span text:style-name="T1"> j = 1:M1</text:span></text:p>
      <text:p text:style-name="P7"><text:soft-page-break/><text:span text:style-name="T1"><text:s text:c="6"/>wSum1 = 0;</text:span></text:p>
      <text:p text:style-name="P7"><text:span text:style-name="T1"><text:s text:c="6"/></text:span><text:span text:style-name="T11">for</text:span><text:span text:style-name="T1"> k = 1:2</text:span></text:p>
      <text:p text:style-name="P7"><text:span text:style-name="T1"><text:s text:c="8"/>wSum1 = wSum1 + w1(j,k)*validationSet(mu,k);</text:span></text:p>
      <text:p text:style-name="P7"><text:span text:style-name="T1"><text:s text:c="6"/></text:span><text:span text:style-name="T11">end</text:span></text:p>
      <text:p text:style-name="P7"><text:span text:style-name="T1"><text:s text:c="6"/>b1(j) = wSum1 - threshold1(j);</text:span></text:p>
      <text:p text:style-name="P7"><text:span text:style-name="T1"><text:s text:c="6"/>V1 = tanh(b1);</text:span></text:p>
      <text:p text:style-name="P7"><text:span text:style-name="T1"><text:s text:c="4"/></text:span><text:span text:style-name="T11">end</text:span><text:span text:style-name="T1"> <text:s/></text:span></text:p>
      <text:p text:style-name="P7"><text:span text:style-name="T1"><text:s text:c="2"/></text:span></text:p>
      <text:p text:style-name="P7"><text:span text:style-name="T1"><text:s text:c="4"/></text:span><text:span text:style-name="T11">for</text:span><text:span text:style-name="T1"> l = 1:M2</text:span></text:p>
      <text:p text:style-name="P7"><text:span text:style-name="T1"><text:s text:c="6"/>wSum2 = 0;</text:span></text:p>
      <text:p text:style-name="P7"><text:span text:style-name="T1"><text:s text:c="6"/></text:span><text:span text:style-name="T11">for</text:span><text:span text:style-name="T1"> k = 1:M1</text:span></text:p>
      <text:p text:style-name="P7"><text:span text:style-name="T1"><text:s text:c="8"/>wSum2 = wSum2 + w2(l,k)*V1(k,1);</text:span></text:p>
      <text:p text:style-name="P7"><text:span text:style-name="T1"><text:s text:c="6"/></text:span><text:span text:style-name="T11">end</text:span></text:p>
      <text:p text:style-name="P7"><text:span text:style-name="T1"><text:s text:c="6"/>b2(l) = wSum2 - threshold2(l);</text:span></text:p>
      <text:p text:style-name="P7"><text:span text:style-name="T1"><text:s text:c="6"/>V2 = tanh(b2);</text:span></text:p>
      <text:p text:style-name="P7"><text:span text:style-name="T1"><text:s text:c="4"/></text:span><text:span text:style-name="T11">end</text:span></text:p>
      <text:p text:style-name="P7"><text:span text:style-name="T1"><text:s text:c="2"/></text:span></text:p>
      <text:p text:style-name="P7"><text:span text:style-name="T1"><text:s text:c="4"/></text:span><text:span text:style-name="T11">for</text:span><text:span text:style-name="T1"> m = 1:M2</text:span></text:p>
      <text:p text:style-name="P7"><text:span text:style-name="T1"><text:s text:c="6"/>wSum3 = wSum3 + w3(m,1)*V2(m,1);</text:span></text:p>
      <text:p text:style-name="P7"><text:span text:style-name="T1"><text:s text:c="4"/></text:span><text:span text:style-name="T11">end</text:span></text:p>
      <text:p text:style-name="P7"><text:span text:style-name="T1"><text:s text:c="2"/></text:span></text:p>
      <text:p text:style-name="P7"><text:span text:style-name="T1"><text:s text:c="4"/>b3 = wSum3 - threshold3;</text:span></text:p>
      <text:p text:style-name="P7"><text:span text:style-name="T1"><text:s text:c="4"/>O(mu) = tanh(b3);</text:span></text:p>
      <text:p text:style-name="P7"><text:span text:style-name="T1"><text:s/></text:span></text:p>
      <text:p text:style-name="P7"><text:span text:style-name="T1"><text:s text:c="2"/></text:span><text:span text:style-name="T11">end</text:span><text:span text:style-name="T1"> <text:s/></text:span></text:p>
      <text:p text:style-name="P7"><text:span text:style-name="T1"><text:s text:c="2"/></text:span></text:p>
      <text:p text:style-name="P7"><text:span text:style-name="T1"><text:s text:c="2"/></text:span><text:span text:style-name="T15">% Error Calculation</text:span></text:p>
      <text:p text:style-name="P7"><text:span text:style-name="T1"><text:s text:c="2"/></text:span></text:p>
      <text:p text:style-name="P7"><text:span text:style-name="T1"><text:s text:c="2"/>sum = 0;</text:span></text:p>
      <text:p text:style-name="P7"><text:span text:style-name="T1"><text:s text:c="2"/></text:span><text:span text:style-name="T11">for</text:span><text:span text:style-name="T1"> t = 1:pVal</text:span></text:p>
      <text:p text:style-name="P7"><text:span text:style-name="T1"><text:s text:c="4"/>sum = sum + abs((sign(O(t))-validationTargets(t)));</text:span></text:p>
      <text:p text:style-name="P7"><text:span text:style-name="T1"><text:s text:c="2"/></text:span><text:span text:style-name="T11">end</text:span></text:p>
      <text:p text:style-name="P7"><text:span text:style-name="T1"><text:s text:c="2"/>error = sum/(2*pVal);</text:span></text:p>
      <text:p text:style-name="P7"><text:span text:style-name="T1"><text:s text:c="2"/>fprintf(</text:span><text:span text:style-name="T7">'Validation Error:'</text:span><text:span text:style-name="T1">);</text:span></text:p>
      <text:p text:style-name="P7"><text:span text:style-name="T1"><text:s text:c="2"/>disp(error); <text:s/></text:span></text:p>
      <text:p text:style-name="P7"><text:span text:style-name="T1"><text:s/></text:span></text:p>
      <text:p text:style-name="P7"><text:span text:style-name="T1"><text:s text:c="2"/></text:span><text:span text:style-name="T11">if</text:span><text:span text:style-name="T1"> error&lt;0.12</text:span></text:p>
      <text:p text:style-name="P7"><text:span text:style-name="T1"><text:s text:c="4"/>csvwrite(</text:span><text:span text:style-name="T7">'w1.csv'</text:span><text:span text:style-name="T1">, w1);</text:span></text:p>
      <text:p text:style-name="P7"><text:span text:style-name="T1"><text:s text:c="4"/>csvwrite(</text:span><text:span text:style-name="T7">'w2.csv'</text:span><text:span text:style-name="T1">, w2);</text:span></text:p>
      <text:p text:style-name="P7"><text:span text:style-name="T1"><text:s text:c="4"/>csvwrite(</text:span><text:span text:style-name="T7">'w3.csv'</text:span><text:span text:style-name="T1">, w3);</text:span></text:p>
      <text:p text:style-name="P7"><text:span text:style-name="T1"><text:s text:c="4"/>csvwrite(</text:span><text:span text:style-name="T7">'t1.csv'</text:span><text:span text:style-name="T1">, threshold1);</text:span></text:p>
      <text:p text:style-name="P7"><text:span text:style-name="T1"><text:s text:c="4"/>csvwrite(</text:span><text:span text:style-name="T7">'t2.csv'</text:span><text:span text:style-name="T1">, threshold2);</text:span></text:p>
      <text:p text:style-name="P7"><text:span text:style-name="T1"><text:s text:c="4"/>csvwrite(</text:span><text:span text:style-name="T7">'t3.csv'</text:span><text:span text:style-name="T1">, threshold3);</text:span></text:p>
      <text:p text:style-name="P7"><text:span text:style-name="T1"><text:s text:c="4"/></text:span><text:span text:style-name="T11">break</text:span></text:p>
      <text:p text:style-name="P7"><text:span text:style-name="T1"><text:s text:c="2"/></text:span><text:span text:style-name="T11">end</text:span></text:p>
      <text:p text:style-name="P7"><text:span text:style-name="T11"><text:s/></text:span></text:p>
      <text:p text:style-name="P7"><text:span text:style-name="T11">end</text:span><text:span text:style-name="T1"> </text:span><text:span text:style-name="T15">% num of epochs</text:span></text:p>
      <text:p text:style-name="P7"><text:span text:style-name="T15"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4:48:14.809144682</meta:creation-date>
    <dc:date>2020-10-09T17:34:54.032177442</dc:date>
    <meta:editing-duration>PT8M4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3" meta:paragraph-count="146" meta:word-count="398" meta:character-count="2990" meta:non-whitespace-character-count="2270"/>
  </office:meta>
</office:document-meta>
</file>